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7.34483333333333cm"/>
    </style:style>
    <style:style style:name="co3" style:family="table-column">
      <style:table-column-properties fo:break-before="auto" style:column-width="14.414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omesia_830_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A/V Presentation.Audio:001-001</text:p>
          </table:table-cell>
          <table:table-cell office:value-type="string" table:style-name="ce1">
            <text:p>Audio setting menu and sanity test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/V Presentation.Audio:003-004</text:p>
          </table:table-cell>
          <table:table-cell office:value-type="string" table:style-name="ce1">
            <text:p>Independently configure output of digital audio output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/V Presentation.Audio:003-008</text:p>
          </table:table-cell>
          <table:table-cell office:value-type="string" table:style-name="ce1">
            <text:p>Acquire the first Dolby Digital audio component if no stream matches the preferred language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/V Presentation.Audio:003-009</text:p>
          </table:table-cell>
          <table:table-cell office:value-type="string" table:style-name="ce1">
            <text:p>Acquire the first matching Dolby Digital audio component when there is more than on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/V Presentation.Audio:005-009</text:p>
          </table:table-cell>
          <table:table-cell office:value-type="string" table:style-name="ce1">
            <text:p>Change audio PID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/V Presentation.Audio:007-001</text:p>
          </table:table-cell>
          <table:table-cell office:value-type="string" table:style-name="ce1">
            <text:p>Transcode stereo digital audio format to AC-3 Stereo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/V Presentation.Audio:007-002</text:p>
          </table:table-cell>
          <table:table-cell office:value-type="string" table:style-name="ce1">
            <text:p>Transcode multichannel digital audio format to AC-3_5.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/V Presentation.DVS:001-002</text:p>
          </table:table-cell>
          <table:table-cell office:value-type="string" table:style-name="ce1">
            <text:p>Descriptive Video Service (DVS) State after factory reset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/V Presentation.DVS:001-003</text:p>
          </table:table-cell>
          <table:table-cell office:value-type="string" table:style-name="ce1">
            <text:p>"enm" ISO639 language cod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/V Presentation.DVS:001-004</text:p>
          </table:table-cell>
          <table:table-cell office:value-type="string" table:style-name="ce1">
            <text:p>"frm" ISO639 language cod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/V Presentation.DVS:001-005</text:p>
          </table:table-cell>
          <table:table-cell office:value-type="string" table:style-name="ce1">
            <text:p>No DVS audio stream found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/V Presentation.DVS:001-006</text:p>
          </table:table-cell>
          <table:table-cell office:value-type="string" table:style-name="ce1">
            <text:p>DVS Disabled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/V Presentation.DVS:001-008</text:p>
          </table:table-cell>
          <table:table-cell office:value-type="string" table:style-name="ce1">
            <text:p>DVS Toggle Shortcu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A/V Presentation.Video:001-001</text:p>
          </table:table-cell>
          <table:table-cell office:value-type="string" table:style-name="ce1">
            <text:p>Simultaneous video output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/V Presentation.Video:001-002</text:p>
          </table:table-cell>
          <table:table-cell office:value-type="string" table:style-name="ce1">
            <text:p>4:3 Stretch &amp; Normal settings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SR SI&amp;T.A/V Presentation.Video:001-004</text:p>
          </table:table-cell>
          <table:table-cell office:value-type="string" table:style-name="ce1">
            <text:p>4:3 Zoom setting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A/V Presentation.Video:001-010</text:p>
          </table:table-cell>
          <table:table-cell office:value-type="string" table:style-name="ce1">
            <text:p>Maintain the native aspect ratio of the scaled video being display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/V Presentation.Video:001-012</text:p>
          </table:table-cell>
          <table:table-cell office:value-type="string" table:style-name="ce1">
            <text:p>4:3 Stretch mode order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A/V Presentation.Video:001-013</text:p>
          </table:table-cell>
          <table:table-cell office:value-type="string" table:style-name="ce1">
            <text:p>Graphics Sanity Check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/V Presentation.Video:007-001</text:p>
          </table:table-cell>
          <table:table-cell office:value-type="string" table:style-name="ce1">
            <text:p>16:9 Zoom Mode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ccess Control:001-001</text:p>
          </table:table-cell>
          <table:table-cell office:value-type="string" table:style-name="ce1">
            <text:p>Full Encrypt, fixed key &amp; 0 key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Access Control:001-002</text:p>
          </table:table-cell>
          <table:table-cell office:value-type="string" table:style-name="ce1">
            <text:p>Full Encryp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Access Control:002-001</text:p>
          </table:table-cell>
          <table:table-cell office:value-type="string" table:style-name="ce1">
            <text:p>Authorization of <text:s/>console tier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ccess Control:002-002</text:p>
          </table:table-cell>
          <table:table-cell office:value-type="string" table:style-name="ce1">
            <text:p>De-authorization of tier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ccess Control:002-005</text:p>
          </table:table-cell>
          <table:table-cell office:value-type="string" table:style-name="ce1">
            <text:p>Temporary tier authorization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ccess Control:002-006</text:p>
          </table:table-cell>
          <table:table-cell office:value-type="string" table:style-name="ce1">
            <text:p>Universal Access Tier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ccess Control:002-007</text:p>
          </table:table-cell>
          <table:table-cell office:value-type="string" table:style-name="ce1">
            <text:p>Subscription/temp tiers with PPV (CAPPV mode op)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ccess Control:002-008</text:p>
          </table:table-cell>
          <table:table-cell office:value-type="string" table:style-name="ce1">
            <text:p>Adding CAPPV tier to program in progress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Access Control:003-001</text:p>
          </table:table-cell>
          <table:table-cell office:value-type="string" table:style-name="ce1">
            <text:p>2 Cat rekeys maintained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Access Control:003-004</text:p>
          </table:table-cell>
          <table:table-cell office:value-type="string" table:style-name="ce1">
            <text:p>Programs encrypted under either key are decrypted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Access Control:004-001</text:p>
          </table:table-cell>
          <table:table-cell office:value-type="string" table:style-name="ce1">
            <text:p>Display of programs with regional blackouts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Access Control:004-002</text:p>
          </table:table-cell>
          <table:table-cell office:value-type="string" table:style-name="ce1">
            <text:p>Adjacent channels to Regional Blackout are not affected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ccess Control:005-001</text:p>
          </table:table-cell>
          <table:table-cell office:value-type="string" table:style-name="ce1">
            <text:p>Display of programs with circular blackout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ccess Control:005-002</text:p>
          </table:table-cell>
          <table:table-cell office:value-type="string" table:style-name="ce1">
            <text:p>Adjacent channels unaffected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ccess Control:006-001</text:p>
          </table:table-cell>
          <table:table-cell office:value-type="string" table:style-name="ce1">
            <text:p>Display of programs with Spot Beam blackout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ccess Control:006-002</text:p>
          </table:table-cell>
          <table:table-cell office:value-type="string" table:style-name="ce1">
            <text:p>Adjacent channels unaffected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ccess Control:007-001</text:p>
          </table:table-cell>
          <table:table-cell office:value-type="string" table:style-name="ce1">
            <text:p>EMM messages in standby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Access Control:008-003</text:p>
          </table:table-cell>
          <table:table-cell office:value-type="string" table:style-name="ce1">
            <text:p>Factory reset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Access Control:008-004</text:p>
          </table:table-cell>
          <table:table-cell office:value-type="string" table:style-name="ce1">
            <text:p>EMM discard after FR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Access Control:008-008</text:p>
          </table:table-cell>
          <table:table-cell office:value-type="string" table:style-name="ce1">
            <text:p>EMM Provider ID storag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CEA708:003-001</text:p>
          </table:table-cell>
          <table:table-cell office:value-type="string" table:style-name="ce1">
            <text:p>Digital Secondary Languag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CEA708:003-002</text:p>
          </table:table-cell>
          <table:table-cell office:value-type="string" table:style-name="ce1">
            <text:p>Alternate Font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1-001</text:p>
          </table:table-cell>
          <table:table-cell office:value-type="string" table:style-name="ce1">
            <text:p>Reconstruct L21, F1 &amp; F2 of the VBI during playback of Retained content (LOD) at Normal Spe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1-002</text:p>
          </table:table-cell>
          <table:table-cell office:value-type="string" table:style-name="ce1">
            <text:p>Disable the reconstruction of L21, F1 &amp; F2 of the VBI if the selection to Slow FWD Retained content (LOD)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1-003</text:p>
          </table:table-cell>
          <table:table-cell office:value-type="string" table:style-name="ce1">
            <text:p>Begin reconstructing L21, F1 &amp; F2 within 3 sec of a transition from Slow FWD to Normal Speed playback of Retained content (LOD)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1-004</text:p>
          </table:table-cell>
          <table:table-cell office:value-type="string" table:style-name="ce1">
            <text:p>Disable the reconstruction of L21, F1 &amp; F2 of the VBI if the selection to Fast FWD Retained content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1-005</text:p>
          </table:table-cell>
          <table:table-cell office:value-type="string" table:style-name="ce1">
            <text:p>Begin reconstructing L21 F1 &amp; F2 of the VBI within 3 sec of a transition from Fast FWD to Normal Speed playback of Retained conten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1-006</text:p>
          </table:table-cell>
          <table:table-cell office:value-type="string" table:style-name="ce1">
            <text:p>Disable the reconstruction of L21, F1 &amp; F2 of the VBI if the selection to Slow Rewind Retained content (LOD)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1-007</text:p>
          </table:table-cell>
          <table:table-cell office:value-type="string" table:style-name="ce1">
            <text:p>Begin reconstructing L21, F1 &amp; F2, of the VBI within 3 sec of a transition from Slow RWD to Normal Speed playback of Retained conten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1-008</text:p>
          </table:table-cell>
          <table:table-cell office:value-type="string" table:style-name="ce1">
            <text:p>Disable the reconstruction of L21, F1 &amp; 2 of the VBI if the selection to Fast RWD Retained content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1-009</text:p>
          </table:table-cell>
          <table:table-cell office:value-type="string" table:style-name="ce1">
            <text:p>Begin reconstructing L21, F1 &amp; F2 of the VBI within 3 sec of a transition from Fast RWD to Normal Speed playback of Retained conten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1-010</text:p>
          </table:table-cell>
          <table:table-cell office:value-type="string" table:style-name="ce1">
            <text:p>Disable the reconstruction of L21, F1 &amp;F2 of the VBI if the selection to Pause Retained content (LOD)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1-011</text:p>
          </table:table-cell>
          <table:table-cell office:value-type="string" table:style-name="ce1">
            <text:p>Begin reconstructing L21, F1 &amp; F2 of the VBI within 3 sec of a transition from Paused to Normal Speed playback of Retained content (LOD)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2-001</text:p>
          </table:table-cell>
          <table:table-cell office:value-type="string" table:style-name="ce1">
            <text:p>Render closed captions during playback of Retained content at Normal Spe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2-002</text:p>
          </table:table-cell>
          <table:table-cell office:value-type="string" table:style-name="ce1">
            <text:p>Disable the rendering of closed captions if the selection to Slow Forward Retained content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2-003</text:p>
          </table:table-cell>
          <table:table-cell office:value-type="string" table:style-name="ce1">
            <text:p>Begin rendering CC data within 3 sec of a transition from Slow FWD to Normal Speed playback of Retained conten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2-004</text:p>
          </table:table-cell>
          <table:table-cell office:value-type="string" table:style-name="ce1">
            <text:p>Disable the rendering of CC if the selection to Fast FWD Retained content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2-005</text:p>
          </table:table-cell>
          <table:table-cell office:value-type="string" table:style-name="ce1">
            <text:p>Begin rendering CC data within 3 sec of a transition from Fast FWD to Normal Speed playback of Retained conten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2-006</text:p>
          </table:table-cell>
          <table:table-cell office:value-type="string" table:style-name="ce1">
            <text:p>Disable the rendering of CC if the selection to Slow RWD Retained content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2-007</text:p>
          </table:table-cell>
          <table:table-cell office:value-type="string" table:style-name="ce1">
            <text:p>Begin rendering CC data within 3 sec of a transition from Slow RWD to Normal Speed playback of Retained conten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2-008</text:p>
          </table:table-cell>
          <table:table-cell office:value-type="string" table:style-name="ce1">
            <text:p>Disable the rendering of CC if the selection to Fast RWD Retained content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2-009</text:p>
          </table:table-cell>
          <table:table-cell office:value-type="string" table:style-name="ce1">
            <text:p>Begin rendering CC data within 3 sec of a transition from Fast RWD <text:s/>to Normal Speed playback of Retained conten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2-010</text:p>
          </table:table-cell>
          <table:table-cell office:value-type="string" table:style-name="ce1">
            <text:p>Disable the rendering of CC if the selection to Pause Retained content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2-011</text:p>
          </table:table-cell>
          <table:table-cell office:value-type="string" table:style-name="ce1">
            <text:p>Begin rendering CC data within t3) sec of a transition from Paused to Normal Speed playback of Retained conten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3-001</text:p>
          </table:table-cell>
          <table:table-cell office:value-type="string" table:style-name="ce1">
            <text:p>Reconstruct L21, F1 and F2, of the VBI during playback of Recorded content, at Normal Spe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3-002</text:p>
          </table:table-cell>
          <table:table-cell office:value-type="string" table:style-name="ce1">
            <text:p>Disable the reconstruction of L21, F1 and F2, of the VBI if the selection to Slow FWD Recorded content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3-003</text:p>
          </table:table-cell>
          <table:table-cell office:value-type="string" table:style-name="ce1">
            <text:p>Begin reconstructing L21, F1 &amp; F2, of the VBI within 3 sec of a transition from Slow FWD to Normal Speed playback of Recorded conten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3-004</text:p>
          </table:table-cell>
          <table:table-cell office:value-type="string" table:style-name="ce1">
            <text:p>Disable the reconstruction of L21, F1 and F2, of the VBI if the selection to Fast FWD Recorded content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3-005</text:p>
          </table:table-cell>
          <table:table-cell office:value-type="string" table:style-name="ce1">
            <text:p>Begin reconstructing L21, F1 &amp; F2, of the VBI within 3 sec of a transition from Fast FWD <text:s/>to Normal Speed playback of Recorded conten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3-006</text:p>
          </table:table-cell>
          <table:table-cell office:value-type="string" table:style-name="ce1">
            <text:p>Disable the reconstruction of L1, F1 and F2, of the VBI if the selection to Slow RWD Recorded content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3-007</text:p>
          </table:table-cell>
          <table:table-cell office:value-type="string" table:style-name="ce1">
            <text:p>Regin reconstructing L21, F1 &amp; F2, of the VBI within 3 sec of a transition from Slow RWD to Normal Speed playback of Recorded conten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3-008</text:p>
          </table:table-cell>
          <table:table-cell office:value-type="string" table:style-name="ce1">
            <text:p>Disable the reconstruction of L21, F1 &amp; F2, of the VBI if the selection to Fast RWD Recorded content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3-009</text:p>
          </table:table-cell>
          <table:table-cell office:value-type="string" table:style-name="ce1">
            <text:p>Begin reconstructing L21, F1 &amp; F2, of the VBI within 3 sec of a transition from Fast RWD to Normal Speed playback of Recorded conten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3-010</text:p>
          </table:table-cell>
          <table:table-cell office:value-type="string" table:style-name="ce1">
            <text:p>Disable the reconstruction of L21, F1 and F2, of the VBI if the selection to Pause Recorded content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3-011</text:p>
          </table:table-cell>
          <table:table-cell office:value-type="string" table:style-name="ce1">
            <text:p>Begin reconstructing L1, F1 and Field 2, of the VBI within 3 sec of a transition from Paused playback to Normal Speed playback of Recorded conten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4-001</text:p>
          </table:table-cell>
          <table:table-cell office:value-type="string" table:style-name="ce1">
            <text:p>Render closed captions during playback of Recorded content, at Normal Spe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4-002</text:p>
          </table:table-cell>
          <table:table-cell office:value-type="string" table:style-name="ce1">
            <text:p>Disable the rendering of closed captions if the selection to Slow FWD Recorded content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4-003</text:p>
          </table:table-cell>
          <table:table-cell office:value-type="string" table:style-name="ce1">
            <text:p>Begin rendering closed caption data within 3 sec of a transition from Slow FWD playback to Normal Speed playback of Recorded conten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4-004</text:p>
          </table:table-cell>
          <table:table-cell office:value-type="string" table:style-name="ce1">
            <text:p>Disable the rendering of closed captions if the selection to Fast FWD Recorded content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4-005</text:p>
          </table:table-cell>
          <table:table-cell office:value-type="string" table:style-name="ce1">
            <text:p>Begin rendering closed caption data within 3 sec of a transition from Fast FWD to Normal Speed playback of Recorded conten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4-006</text:p>
          </table:table-cell>
          <table:table-cell office:value-type="string" table:style-name="ce1">
            <text:p>Disable the rendering of closed captions if the selection to Slow Rewind Recorded content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4-007</text:p>
          </table:table-cell>
          <table:table-cell office:value-type="string" table:style-name="ce1">
            <text:p>Begin rendering closed caption data within 3 sec of a transition from Slow RWD to Normal Speed playback of Recorded conten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4-008</text:p>
          </table:table-cell>
          <table:table-cell office:value-type="string" table:style-name="ce1">
            <text:p>Disable the rendering of closed captions if the selection to Fast Rewind Recorded content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4-009</text:p>
          </table:table-cell>
          <table:table-cell office:value-type="string" table:style-name="ce1">
            <text:p>Begin rendering closed caption data within 3 sec of a transition from Fast RWD to Normal Speed playback of Recorded conten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4-010</text:p>
          </table:table-cell>
          <table:table-cell office:value-type="string" table:style-name="ce1">
            <text:p>Disable the rendering of closed captions if the selection to Pause Recorded content is enabl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Closed Caption.DVR:004-011</text:p>
          </table:table-cell>
          <table:table-cell office:value-type="string" table:style-name="ce1">
            <text:p>Begin rendering closed caption data within 3 sec of a transition from Paused playback to Normal Speed playback of Recorded content.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ConsumerSanity:001-014</text:p>
          </table:table-cell>
          <table:table-cell office:value-type="string" table:style-name="ce1">
            <text:p>The product SHALL run on the DSR830 hardware platform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01-001</text:p>
          </table:table-cell>
          <table:table-cell office:value-type="string" table:style-name="ce1">
            <text:p>DSR should download new target cod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01-002</text:p>
          </table:table-cell>
          <table:table-cell office:value-type="string" table:style-name="ce1">
            <text:p>DSR should retain code in flash after standby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01-003</text:p>
          </table:table-cell>
          <table:table-cell office:value-type="string" table:style-name="ce1">
            <text:p>DSR should retain downloaded code after AC power cycl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01-008</text:p>
          </table:table-cell>
          <table:table-cell office:value-type="string" table:style-name="ce1">
            <text:p>Start an authenticated download to the DSR (i.e. released download code).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01-009</text:p>
          </table:table-cell>
          <table:table-cell office:value-type="string" table:style-name="ce1">
            <text:p>Send a forced preamble to the DSR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01-010</text:p>
          </table:table-cell>
          <table:table-cell office:value-type="string" table:style-name="ce1">
            <text:p>Download released code to DSR with fielded code.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01-011</text:p>
          </table:table-cell>
          <table:table-cell office:value-type="string" table:style-name="ce1">
            <text:p>DSR executes new downloaded cod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Download:002-005</text:p>
          </table:table-cell>
          <table:table-cell office:value-type="string" table:style-name="ce1">
            <text:p>Network Information Table unchanged after download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ownload:002-006</text:p>
          </table:table-cell>
          <table:table-cell office:value-type="string" table:style-name="ce1">
            <text:p>Change and maintain VCT after download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SR SI&amp;T.Download:002-008</text:p>
          </table:table-cell>
          <table:table-cell office:value-type="string" table:style-name="ce1">
            <text:p>Audio settings maintained after download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SR SI&amp;T.Download:002-009</text:p>
          </table:table-cell>
          <table:table-cell office:value-type="string" table:style-name="ce1">
            <text:p>Language settings maintained after download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ownload:002-010</text:p>
          </table:table-cell>
          <table:table-cell office:value-type="string" table:style-name="ce1">
            <text:p>EPMs maintained and processed after download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ownload:002-011</text:p>
          </table:table-cell>
          <table:table-cell office:value-type="string" table:style-name="ce1">
            <text:p>Tiers settings maintained after download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ownload:002-016</text:p>
          </table:table-cell>
          <table:table-cell office:value-type="string" table:style-name="ce1">
            <text:p>Multicast 16 Addresses functional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ownload:002-025</text:p>
          </table:table-cell>
          <table:table-cell office:value-type="string" table:style-name="ce1">
            <text:p>Scheduled recodrings Shall be maintained after a code download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Download:003-025</text:p>
          </table:table-cell>
          <table:table-cell office:value-type="string" table:style-name="ce1">
            <text:p>Download does not star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04-001</text:p>
          </table:table-cell>
          <table:table-cell office:value-type="string" table:style-name="ce1">
            <text:p>Starting User Friendly Download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ownload:008-003</text:p>
          </table:table-cell>
          <table:table-cell office:value-type="string" table:style-name="ce1">
            <text:p>Flash test code and send target preamble for the Commercial and Monitor modes UUT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ownload:008-004</text:p>
          </table:table-cell>
          <table:table-cell office:value-type="string" table:style-name="ce1">
            <text:p>When download starts on UUTs in Commercial or Monitor mode display download progress popup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ownload:008-006</text:p>
          </table:table-cell>
          <table:table-cell office:value-type="string" table:style-name="ce1">
            <text:p>Set UUT in Commercial or Monitor Mode and start download with signal level &gt; 4.0 dB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ownload:008-007</text:p>
          </table:table-cell>
          <table:table-cell office:value-type="string" table:style-name="ce1">
            <text:p>Continue from above step - UUT in download state in Commercial or Monitor Mode, after UUT has aborted download, returned to normal video and signal level resumed &gt; 4.0 dB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ownload:009-006</text:p>
          </table:table-cell>
          <table:table-cell office:value-type="string" table:style-name="ce1">
            <text:p>When download completes and New Software available popup appears during PVR playback postpone software installation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ownload:009-007</text:p>
          </table:table-cell>
          <table:table-cell office:value-type="string" table:style-name="ce1">
            <text:p>When download completes and New Software available popup appears during VOD playback postpone software installatio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09-008</text:p>
          </table:table-cell>
          <table:table-cell office:value-type="string" table:style-name="ce1">
            <text:p>Start a UUT download and activate the new softwar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ownload:009-010</text:p>
          </table:table-cell>
          <table:table-cell office:value-type="string" table:style-name="ce1">
            <text:p>Signal level value color red at &lt; 4.0 dB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01</text:p>
          </table:table-cell>
          <table:table-cell office:value-type="string" table:style-name="ce1">
            <text:p>Preamble - <text:s/>Target Versio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02</text:p>
          </table:table-cell>
          <table:table-cell office:value-type="string" table:style-name="ce1">
            <text:p>Download in Standby - Outside Download Window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03</text:p>
          </table:table-cell>
          <table:table-cell office:value-type="string" table:style-name="ce1">
            <text:p>Download in Standby - Within Download Window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04</text:p>
          </table:table-cell>
          <table:table-cell office:value-type="string" table:style-name="ce1">
            <text:p>Download in Standby - Progress Scree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05</text:p>
          </table:table-cell>
          <table:table-cell office:value-type="string" table:style-name="ce1">
            <text:p>Download in Standby - Exit Downloa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06</text:p>
          </table:table-cell>
          <table:table-cell office:value-type="string" table:style-name="ce1">
            <text:p>Download Alert - Display - live TV program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07</text:p>
          </table:table-cell>
          <table:table-cell office:value-type="string" table:style-name="ce1">
            <text:p>Download Alert - Display -VOD/Recording Playback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08</text:p>
          </table:table-cell>
          <table:table-cell office:value-type="string" table:style-name="ce1">
            <text:p>Download Alert - Display - UI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09</text:p>
          </table:table-cell>
          <table:table-cell office:value-type="string" table:style-name="ce1">
            <text:p>Download Alert - Display - Standby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10</text:p>
          </table:table-cell>
          <table:table-cell office:value-type="string" table:style-name="ce1">
            <text:p>Download Alert - Notification &amp; Alerts Setting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11</text:p>
          </table:table-cell>
          <table:table-cell office:value-type="string" table:style-name="ce1">
            <text:p>Download Alert - Display correct inf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12</text:p>
          </table:table-cell>
          <table:table-cell office:value-type="string" table:style-name="ce1">
            <text:p>Download Alert - Defer DL Alert - Outside Download Window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13</text:p>
          </table:table-cell>
          <table:table-cell office:value-type="string" table:style-name="ce1">
            <text:p>Download Alert - Delay DL Alert - Within Download Window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14</text:p>
          </table:table-cell>
          <table:table-cell office:value-type="string" table:style-name="ce1">
            <text:p>Download Alert - User Response - No Actio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15</text:p>
          </table:table-cell>
          <table:table-cell office:value-type="string" table:style-name="ce1">
            <text:p>Download Alert - User Response - Go-back / EXI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16</text:p>
          </table:table-cell>
          <table:table-cell office:value-type="string" table:style-name="ce1">
            <text:p>Download Alert - Options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17</text:p>
          </table:table-cell>
          <table:table-cell office:value-type="string" table:style-name="ce1">
            <text:p>Download Alert - Install Now - Low Signal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18</text:p>
          </table:table-cell>
          <table:table-cell office:value-type="string" table:style-name="ce1">
            <text:p>Download Alert - Install Now - Confirmation popup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19</text:p>
          </table:table-cell>
          <table:table-cell office:value-type="string" table:style-name="ce1">
            <text:p>Download Alert - Install Now - Multi-User Mode - Non Owner Users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20</text:p>
          </table:table-cell>
          <table:table-cell office:value-type="string" table:style-name="ce1">
            <text:p>Download Alert - Install Now - Single User Mode - PIN se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21</text:p>
          </table:table-cell>
          <table:table-cell office:value-type="string" table:style-name="ce1">
            <text:p>Download Alert - Install Now - Cancel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22</text:p>
          </table:table-cell>
          <table:table-cell office:value-type="string" table:style-name="ce1">
            <text:p>Download Alert - Install Now - Ye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23</text:p>
          </table:table-cell>
          <table:table-cell office:value-type="string" table:style-name="ce1">
            <text:p>Download Alert - Dismiss - Outside Download Window - Next Reappear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24</text:p>
          </table:table-cell>
          <table:table-cell office:value-type="string" table:style-name="ce1">
            <text:p>Download Alert - Dismiss - Outside Download Window - Next Download Star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25</text:p>
          </table:table-cell>
          <table:table-cell office:value-type="string" table:style-name="ce1">
            <text:p>Download Alert - Dismiss - Outside Download Window - Next Download Start in Standby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26</text:p>
          </table:table-cell>
          <table:table-cell office:value-type="string" table:style-name="ce1">
            <text:p>Download Alert - Dismiss - Within Download Window - Next Reappear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27</text:p>
          </table:table-cell>
          <table:table-cell office:value-type="string" table:style-name="ce1">
            <text:p>Download Alert - Dismiss - Within Download Window - Next Download Start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ownload:010-028</text:p>
          </table:table-cell>
          <table:table-cell office:value-type="string" table:style-name="ce1">
            <text:p>Quick Button C - Display - Not Targeted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29</text:p>
          </table:table-cell>
          <table:table-cell office:value-type="string" table:style-name="ce1">
            <text:p>Quick Button C - Display - Targeted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30</text:p>
          </table:table-cell>
          <table:table-cell office:value-type="string" table:style-name="ce1">
            <text:p>Quick Button C - Selected - Confirmation popup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SR SI&amp;T.Download:010-031</text:p>
          </table:table-cell>
          <table:table-cell office:value-type="string" table:style-name="ce1">
            <text:p>Quick Button C - Selected - Low Signal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32</text:p>
          </table:table-cell>
          <table:table-cell office:value-type="string" table:style-name="ce1">
            <text:p>Quick Button C - Selected - Cancel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33</text:p>
          </table:table-cell>
          <table:table-cell office:value-type="string" table:style-name="ce1">
            <text:p>Quick Button C - Selected - Start Downloa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34</text:p>
          </table:table-cell>
          <table:table-cell office:value-type="string" table:style-name="ce1">
            <text:p>Download mode - Progress Screen - Statu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35</text:p>
          </table:table-cell>
          <table:table-cell office:value-type="string" table:style-name="ce1">
            <text:p>Download mode - Progress Screen - Diagnostic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36</text:p>
          </table:table-cell>
          <table:table-cell office:value-type="string" table:style-name="ce1">
            <text:p>Download mode - Progress Screen - Toggle Screen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37</text:p>
          </table:table-cell>
          <table:table-cell office:value-type="string" table:style-name="ce1">
            <text:p>Download mode - EXIT - Outside Download Window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38</text:p>
          </table:table-cell>
          <table:table-cell office:value-type="string" table:style-name="ce1">
            <text:p>Download mode - EXIT - Within Download Window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39</text:p>
          </table:table-cell>
          <table:table-cell office:value-type="string" table:style-name="ce1">
            <text:p>Download mode - Loss Signal - Resume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40</text:p>
          </table:table-cell>
          <table:table-cell office:value-type="string" table:style-name="ce1">
            <text:p>Download mode - Loss Signal - Abort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41</text:p>
          </table:table-cell>
          <table:table-cell office:value-type="string" table:style-name="ce1">
            <text:p>Download mode - Reboot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42</text:p>
          </table:table-cell>
          <table:table-cell office:value-type="string" table:style-name="ce1">
            <text:p>Download Mode - Reboot - blCoun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43</text:p>
          </table:table-cell>
          <table:table-cell office:value-type="string" table:style-name="ce1">
            <text:p>Download mode - EAS - Display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44</text:p>
          </table:table-cell>
          <table:table-cell office:value-type="string" table:style-name="ce1">
            <text:p>Download mode - EAS - Resume Downloa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45</text:p>
          </table:table-cell>
          <table:table-cell office:value-type="string" table:style-name="ce1">
            <text:p>Download mode - Install Complete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46</text:p>
          </table:table-cell>
          <table:table-cell office:value-type="string" table:style-name="ce1">
            <text:p>Single Tuner Mode <text:s/>- Download Alert - Outside Download Window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47</text:p>
          </table:table-cell>
          <table:table-cell office:value-type="string" table:style-name="ce1">
            <text:p>Single Tuner Mode - Download Start - Within Download Window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48</text:p>
          </table:table-cell>
          <table:table-cell office:value-type="string" table:style-name="ce1">
            <text:p>Single Tuner Mode - Download in Standby - Outside Download Window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49</text:p>
          </table:table-cell>
          <table:table-cell office:value-type="string" table:style-name="ce1">
            <text:p>Single Tuner Mode - Download in Standby - Within Download Window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50</text:p>
          </table:table-cell>
          <table:table-cell office:value-type="string" table:style-name="ce1">
            <text:p>Single Tuner Mode - Download Alert - Within Download Window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51</text:p>
          </table:table-cell>
          <table:table-cell office:value-type="string" table:style-name="ce1">
            <text:p>Single Tuner Mode - Download Alert - Install Now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52</text:p>
          </table:table-cell>
          <table:table-cell office:value-type="string" table:style-name="ce1">
            <text:p>Single Tuner Mode <text:s/>- Download Alert - Install Now - Cancel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53</text:p>
          </table:table-cell>
          <table:table-cell office:value-type="string" table:style-name="ce1">
            <text:p>Single Tuner Mode - Download Alert - Start Downloa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54</text:p>
          </table:table-cell>
          <table:table-cell office:value-type="string" table:style-name="ce1">
            <text:p>Single Tuner Mode - Exiting Download Mode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55</text:p>
          </table:table-cell>
          <table:table-cell office:value-type="string" table:style-name="ce1">
            <text:p>Single Tuner Mode - Download Complete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56</text:p>
          </table:table-cell>
          <table:table-cell office:value-type="string" table:style-name="ce1">
            <text:p>Commercial/Monitor Mode - No Aler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57</text:p>
          </table:table-cell>
          <table:table-cell office:value-type="string" table:style-name="ce1">
            <text:p>Commercial/Monitor Mode - Preamble - Outside Download Window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58</text:p>
          </table:table-cell>
          <table:table-cell office:value-type="string" table:style-name="ce1">
            <text:p>Commercial/Monitor Mode - Preamble - Within Download Window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59</text:p>
          </table:table-cell>
          <table:table-cell office:value-type="string" table:style-name="ce1">
            <text:p>Commercial/Monitor Mode - Exiting Download Mod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60</text:p>
          </table:table-cell>
          <table:table-cell office:value-type="string" table:style-name="ce1">
            <text:p>Commercial/Monitor Mode - Download Completed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61</text:p>
          </table:table-cell>
          <table:table-cell office:value-type="string" table:style-name="ce1">
            <text:p>Commercial/Monitor Mode - Reboot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ownload:010-062</text:p>
          </table:table-cell>
          <table:table-cell office:value-type="string" table:style-name="ce1">
            <text:p>Commercial/Monitor Mode - Reboot - blCount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63</text:p>
          </table:table-cell>
          <table:table-cell office:value-type="string" table:style-name="ce1">
            <text:p>Satellite Upgrade - <text:s/>Firmware Version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64</text:p>
          </table:table-cell>
          <table:table-cell office:value-type="string" table:style-name="ce1">
            <text:p>Satellite Upgrade - PVR Retain - Recording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65</text:p>
          </table:table-cell>
          <table:table-cell office:value-type="string" table:style-name="ce1">
            <text:p>Satellite Upgrade - PVR Retain - Recording Options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66</text:p>
          </table:table-cell>
          <table:table-cell office:value-type="string" table:style-name="ce1">
            <text:p>Satellite Upgrade- PVR Reatin - Reminders/Auto-tune Options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67</text:p>
          </table:table-cell>
          <table:table-cell office:value-type="string" table:style-name="ce1">
            <text:p>Satellite Upgrade - PVR Retain - PPV history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68</text:p>
          </table:table-cell>
          <table:table-cell office:value-type="string" table:style-name="ce1">
            <text:p>Satellite Upgrade - Settings Retain - User Profiles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69</text:p>
          </table:table-cell>
          <table:table-cell office:value-type="string" table:style-name="ce1">
            <text:p>Satellite Upgrade - Settings Retain - Parental Controls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70</text:p>
          </table:table-cell>
          <table:table-cell office:value-type="string" table:style-name="ce1">
            <text:p>Satellite Upgrade - Settings Retain - Remote Code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71</text:p>
          </table:table-cell>
          <table:table-cell office:value-type="string" table:style-name="ce1">
            <text:p>Satellite Upgrade - Settings Retain - On Screen <text:s/>Language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72</text:p>
          </table:table-cell>
          <table:table-cell office:value-type="string" table:style-name="ce1">
            <text:p>Satellite Upgrade - Settings Retain - Audio Language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73</text:p>
          </table:table-cell>
          <table:table-cell office:value-type="string" table:style-name="ce1">
            <text:p>Satellite Upgrade - Settings Retain - Clock Format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74</text:p>
          </table:table-cell>
          <table:table-cell office:value-type="string" table:style-name="ce1">
            <text:p>Satellite Upgrade - Settings Retain - DVS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75</text:p>
          </table:table-cell>
          <table:table-cell office:value-type="string" table:style-name="ce1">
            <text:p>Satellite Upgrade - Settings Retain - CC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76</text:p>
          </table:table-cell>
          <table:table-cell office:value-type="string" table:style-name="ce1">
            <text:p>Satellite Upgrade - Settings Retain - Output Video Format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77</text:p>
          </table:table-cell>
          <table:table-cell office:value-type="string" table:style-name="ce1">
            <text:p>Satellite Upgrade - Settings Retain - 4x3 Override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78</text:p>
          </table:table-cell>
          <table:table-cell office:value-type="string" table:style-name="ce1">
            <text:p>Satellite Upgrade - Settings Retain - TV Type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79</text:p>
          </table:table-cell>
          <table:table-cell office:value-type="string" table:style-name="ce1">
            <text:p>Satellite Upgrade - Settings Retain - Last Channel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80</text:p>
          </table:table-cell>
          <table:table-cell office:value-type="string" table:style-name="ce1">
            <text:p>Satellite Upgrade - Settings Retain - WiFi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81</text:p>
          </table:table-cell>
          <table:table-cell office:value-type="string" table:style-name="ce1">
            <text:p>Satellite Upgrade - Logs Retain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82</text:p>
          </table:table-cell>
          <table:table-cell office:value-type="string" table:style-name="ce1">
            <text:p>Satellite Upgrade - Settings - dsr.ini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83</text:p>
          </table:table-cell>
          <table:table-cell office:value-type="string" table:style-name="ce1">
            <text:p>Satellite Upgrade - Last Download Days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84</text:p>
          </table:table-cell>
          <table:table-cell office:value-type="string" table:style-name="ce1">
            <text:p>Satellite Upgrade - Reset Counter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85</text:p>
          </table:table-cell>
          <table:table-cell office:value-type="string" table:style-name="ce1">
            <text:p>Satellite Upgrade - Welcome Screen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86</text:p>
          </table:table-cell>
          <table:table-cell office:value-type="string" table:style-name="ce1">
            <text:p>Satellite Upgrade - Release Notes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ownload:010-087</text:p>
          </table:table-cell>
          <table:table-cell office:value-type="string" table:style-name="ce1">
            <text:p>Logging - <text:s/>usr.log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ownload:010-088</text:p>
          </table:table-cell>
          <table:table-cell office:value-type="string" table:style-name="ce1">
            <text:p>Loggings - <text:s/>ShawMetricsLogs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ownload:010-089</text:p>
          </table:table-cell>
          <table:table-cell office:value-type="string" table:style-name="ce1">
            <text:p>Loggings - trace.log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RM.Fingerprint:001-001</text:p>
          </table:table-cell>
          <table:table-cell office:value-type="string" table:style-name="ce1">
            <text:p>Fingerprint display</text:p>
          </table:table-cell>
          <table:table-cell office:value-type="string" table:style-name="ce1">
            <text:p>Pass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RM.Fingerprint:001-002</text:p>
          </table:table-cell>
          <table:table-cell office:value-type="string" table:style-name="ce1">
            <text:p>Fingerprint duration</text:p>
          </table:table-cell>
          <table:table-cell office:value-type="string" table:style-name="ce1">
            <text:p>Pass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RM.Fingerprint:001-003</text:p>
          </table:table-cell>
          <table:table-cell office:value-type="string" table:style-name="ce1">
            <text:p>Fingerprint on composite</text:p>
          </table:table-cell>
          <table:table-cell office:value-type="string" table:style-name="ce1">
            <text:p>Pass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RM.Fingerprint:001-004</text:p>
          </table:table-cell>
          <table:table-cell office:value-type="string" table:style-name="ce1">
            <text:p>Fingerprint on HDMI</text:p>
          </table:table-cell>
          <table:table-cell office:value-type="string" table:style-name="ce1">
            <text:p>Pass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RM.Fingerprint:001-008</text:p>
          </table:table-cell>
          <table:table-cell office:value-type="string" table:style-name="ce1">
            <text:p>Fingerprint over DVR playback</text:p>
          </table:table-cell>
          <table:table-cell office:value-type="string" table:style-name="ce1">
            <text:p>Pass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RM.Fingerprint:001-010</text:p>
          </table:table-cell>
          <table:table-cell office:value-type="string" table:style-name="ce1">
            <text:p>No fingerprints on background recording use case</text:p>
          </table:table-cell>
          <table:table-cell office:value-type="string" table:style-name="ce1">
            <text:p>Pass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DRM.Fingerprint:001-011</text:p>
          </table:table-cell>
          <table:table-cell office:value-type="string" table:style-name="ce1">
            <text:p>No fingerprints on foreground recording use case</text:p>
          </table:table-cell>
          <table:table-cell office:value-type="string" table:style-name="ce1">
            <text:p>Pass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DRM.Fingerprint:001-012</text:p>
          </table:table-cell>
          <table:table-cell office:value-type="string" table:style-name="ce1">
            <text:p>Standby cycle use case</text:p>
          </table:table-cell>
          <table:table-cell office:value-type="string" table:style-name="ce1">
            <text:p>Pass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DRM.Fingerprint:001-014</text:p>
          </table:table-cell>
          <table:table-cell office:value-type="string" table:style-name="ce1">
            <text:p>Fingerprint durations</text:p>
          </table:table-cell>
          <table:table-cell office:value-type="string" table:style-name="ce1">
            <text:p>Pass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Dual Record Feature:001-001</text:p>
          </table:table-cell>
          <table:table-cell office:value-type="string" table:style-name="ce1">
            <text:p>Independent AV Stream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Dual Record Feature:001-002</text:p>
          </table:table-cell>
          <table:table-cell office:value-type="string" table:style-name="ce1">
            <text:p>Associated AV stream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Dual Record Feature:001-003</text:p>
          </table:table-cell>
          <table:table-cell office:value-type="string" table:style-name="ce1">
            <text:p>Watch video from tuner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DVR Response Time:001-001</text:p>
          </table:table-cell>
          <table:table-cell office:value-type="string" table:style-name="ce1">
            <text:p>DVR Playback Response Time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eMSD:001-001</text:p>
          </table:table-cell>
          <table:table-cell office:value-type="string" table:style-name="ce1">
            <text:p>eMSD formatted on a different Integrated Receiver/Decoder (IRD)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eMSD:001-002</text:p>
          </table:table-cell>
          <table:table-cell office:value-type="string" table:style-name="ce1">
            <text:p>use case 1: Drive pre-formatted on different IRD does not impair iMSD recording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eMSD:001-003</text:p>
          </table:table-cell>
          <table:table-cell office:value-type="string" table:style-name="ce1">
            <text:p>use case 2: interchanging a pre-formatted drive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eMSD:002-001</text:p>
          </table:table-cell>
          <table:table-cell office:value-type="string" table:style-name="ce1">
            <text:p>New HDD discovery and format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eMSD:002-003</text:p>
          </table:table-cell>
          <table:table-cell office:value-type="string" table:style-name="ce1">
            <text:p>Factory reset reformat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eMSD:002-004</text:p>
          </table:table-cell>
          <table:table-cell office:value-type="string" table:style-name="ce1">
            <text:p>eMSD serial number display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eMSD:005-001</text:p>
          </table:table-cell>
          <table:table-cell office:value-type="string" table:style-name="ce1">
            <text:p>Dual recording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eMSD:005-002</text:p>
          </table:table-cell>
          <table:table-cell office:value-type="string" table:style-name="ce1">
            <text:p>eMSD Playback and record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eMSD:005-003</text:p>
          </table:table-cell>
          <table:table-cell office:value-type="string" table:style-name="ce1">
            <text:p>iMSD Playback and record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VR.eMSD:005-004</text:p>
          </table:table-cell>
          <table:table-cell office:value-type="string" table:style-name="ce1">
            <text:p>Dual record with eMSD playback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eMSD:005-005</text:p>
          </table:table-cell>
          <table:table-cell office:value-type="string" table:style-name="ce1">
            <text:p>Dual record with iMSD playback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VR.eMSD:007-005</text:p>
          </table:table-cell>
          <table:table-cell office:value-type="string" table:style-name="ce1">
            <text:p>LOD trickplay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eMSD:007-006</text:p>
          </table:table-cell>
          <table:table-cell office:value-type="string" table:style-name="ce1">
            <text:p>LOD record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DVR.HD Fail:001-001</text:p>
          </table:table-cell>
          <table:table-cell office:value-type="string" table:style-name="ce1">
            <text:p>Boot with HD fail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DVR.HD Fail:001-002</text:p>
          </table:table-cell>
          <table:table-cell office:value-type="string" table:style-name="ce1">
            <text:p>Channel change w/o hard driv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DVR.HD Fail:001-003</text:p>
          </table:table-cell>
          <table:table-cell office:value-type="string" table:style-name="ce1">
            <text:p>HD operation after detectio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VR.Legacy DVR:001-001</text:p>
          </table:table-cell>
          <table:table-cell office:value-type="string" table:style-name="ce1">
            <text:p>Simple background record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Legacy DVR:001-002</text:p>
          </table:table-cell>
          <table:table-cell office:value-type="string" table:style-name="ce1">
            <text:p>Watch while recording a different service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DVR.Legacy DVR:001-003</text:p>
          </table:table-cell>
          <table:table-cell office:value-type="string" table:style-name="ce1">
            <text:p>Watch while recording the same servic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Legacy DVR:001-004</text:p>
          </table:table-cell>
          <table:table-cell office:value-type="string" table:style-name="ce1">
            <text:p>Dual record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Legacy DVR:001-006</text:p>
          </table:table-cell>
          <table:table-cell office:value-type="string" table:style-name="ce1">
            <text:p>Record Service while playing back a different recording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Legacy DVR:001-007</text:p>
          </table:table-cell>
          <table:table-cell office:value-type="string" table:style-name="ce1">
            <text:p>Record Service while playing back the same servic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Legacy DVR:001-008</text:p>
          </table:table-cell>
          <table:table-cell office:value-type="string" table:style-name="ce1">
            <text:p>Watch Service 1 With Trick Play, Record Service 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Legacy DVR:001-009</text:p>
          </table:table-cell>
          <table:table-cell office:value-type="string" table:style-name="ce1">
            <text:p>LOD disable\enabl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Legacy DVR:001-010</text:p>
          </table:table-cell>
          <table:table-cell office:value-type="string" table:style-name="ce1">
            <text:p>Multiple audio components &amp; language selection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Legacy DVR:001-015</text:p>
          </table:table-cell>
          <table:table-cell office:value-type="string" table:style-name="ce1">
            <text:p>DVR Audio PID selection on user language mismatch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DVR.Legacy DVR:001-016</text:p>
          </table:table-cell>
          <table:table-cell office:value-type="string" table:style-name="ce1">
            <text:p>Variable bit rate recording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Legacy DVR:003-001</text:p>
          </table:table-cell>
          <table:table-cell office:value-type="string" table:style-name="ce1">
            <text:p>Verify that drive model and size is correctly reported by the STB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Legacy DVR:003-002</text:p>
          </table:table-cell>
          <table:table-cell office:value-type="string" table:style-name="ce1">
            <text:p>Record and then check Diag R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Legacy DVR:003-004</text:p>
          </table:table-cell>
          <table:table-cell office:value-type="string" table:style-name="ce1">
            <text:p>MPEG4 LOD check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DVR.MPEG4:001-001</text:p>
          </table:table-cell>
          <table:table-cell office:value-type="string" table:style-name="ce1">
            <text:p>Simple background record &amp; playback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MPEG4:001-002</text:p>
          </table:table-cell>
          <table:table-cell office:value-type="string" table:style-name="ce1">
            <text:p>Watch while recording a different servic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MPEG4:001-004</text:p>
          </table:table-cell>
          <table:table-cell office:value-type="string" table:style-name="ce1">
            <text:p>Dual record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MPEG4:001-006</text:p>
          </table:table-cell>
          <table:table-cell office:value-type="string" table:style-name="ce1">
            <text:p>Record Service while playing back a different recording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MPEG4:001-007</text:p>
          </table:table-cell>
          <table:table-cell office:value-type="string" table:style-name="ce1">
            <text:p>Record Service while playing back the same servic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MPEG4:001-008</text:p>
          </table:table-cell>
          <table:table-cell office:value-type="string" table:style-name="ce1">
            <text:p>Watch Service 1 With Trick Play, Record Service 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MPEG4:001-009</text:p>
          </table:table-cell>
          <table:table-cell office:value-type="string" table:style-name="ce1">
            <text:p>LOD operation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MPEG4:001-010</text:p>
          </table:table-cell>
          <table:table-cell office:value-type="string" table:style-name="ce1">
            <text:p>Multiple audio components &amp; language selection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DVR.MPEG4:002-001</text:p>
          </table:table-cell>
          <table:table-cell office:value-type="string" table:style-name="ce1">
            <text:p>Record MPEG4 T1, MPEG2 T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Networking.WiFi:001-001</text:p>
          </table:table-cell>
          <table:table-cell office:value-type="string" table:style-name="ce1">
            <text:p>WiFi Network Detection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Networking.WiFi:001-002</text:p>
          </table:table-cell>
          <table:table-cell office:value-type="string" table:style-name="ce1">
            <text:p>Join a WiFi Network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Networking.WiFi:001-003</text:p>
          </table:table-cell>
          <table:table-cell office:value-type="string" table:style-name="ce1">
            <text:p>Retain WiFi Config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DST &amp; Related Settings:001-001</text:p>
          </table:table-cell>
          <table:table-cell office:value-type="string" table:style-name="ce1">
            <text:p>DST Entry Past, In DST, DST Exit Future (State B -&gt; StateA xsition)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DST &amp; Related Settings:001-002</text:p>
          </table:table-cell>
          <table:table-cell office:value-type="string" table:style-name="ce1">
            <text:p>In STD Time, DST Entry Future, <text:s/>DST Exit Future (Ahead of Entry) (State F -&gt; State D xsition)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DST &amp; Related Settings:001-003</text:p>
          </table:table-cell>
          <table:table-cell office:value-type="string" table:style-name="ce1">
            <text:p>In DST. DST Exit in near future. <text:s/>DST Entry in far future after Exit. (State A -&gt; E xsition)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DST &amp; Related Settings:001-004</text:p>
          </table:table-cell>
          <table:table-cell office:value-type="string" table:style-name="ce1">
            <text:p>DST Entry Transition (State D -&gt; State B xsition)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DST &amp; Related Settings:001-005</text:p>
          </table:table-cell>
          <table:table-cell office:value-type="string" table:style-name="ce1">
            <text:p>DST Exit Transition (State B -&gt; State F xsition)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DST &amp; Related Settings:001-006</text:p>
          </table:table-cell>
          <table:table-cell office:value-type="string" table:style-name="ce1">
            <text:p>Unit in STD time. SAC DST Flag: Unchecked/Checked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DST &amp; Related Settings:001-007</text:p>
          </table:table-cell>
          <table:table-cell office:value-type="string" table:style-name="ce1">
            <text:p>Unit in DST time. SAC DST Flag: Unchecked/Checked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DST &amp; Related Settings:001-008</text:p>
          </table:table-cell>
          <table:table-cell office:value-type="string" table:style-name="ce1">
            <text:p>In STD time. Exit time in past, Entry in future (State E -&gt; C xsition)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DST &amp; Related Settings:001-009</text:p>
          </table:table-cell>
          <table:table-cell office:value-type="string" table:style-name="ce1">
            <text:p>DSR time tracks timezone changes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System Control.Power Up, Down, Reset:001-001</text:p>
          </table:table-cell>
          <table:table-cell office:value-type="string" table:style-name="ce1">
            <text:p>Factory Rese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System Control.Power Up, Down, Reset:002-005</text:p>
          </table:table-cell>
          <table:table-cell office:value-type="string" table:style-name="ce1">
            <text:p>DSR will execute hardware reset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Power Up, Down, Reset:005-004</text:p>
          </table:table-cell>
          <table:table-cell office:value-type="string" table:style-name="ce1">
            <text:p>EMM provider ID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Power Up, Down, Reset:005-006</text:p>
          </table:table-cell>
          <table:table-cell office:value-type="string" table:style-name="ce1">
            <text:p>CDT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Power Up, Down, Reset:005-007</text:p>
          </table:table-cell>
          <table:table-cell office:value-type="string" table:style-name="ce1">
            <text:p>MMT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Power Up, Down, Reset:005-008</text:p>
          </table:table-cell>
          <table:table-cell office:value-type="string" table:style-name="ce1">
            <text:p>SIT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Power Up, Down, Reset:005-009</text:p>
          </table:table-cell>
          <table:table-cell office:value-type="string" table:style-name="ce1">
            <text:p>TDTs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Power Up, Down, Reset:005-010</text:p>
          </table:table-cell>
          <table:table-cell office:value-type="string" table:style-name="ce1">
            <text:p>Virtual Channel Records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Power Up, Down, Reset:005-016</text:p>
          </table:table-cell>
          <table:table-cell office:value-type="string" table:style-name="ce1">
            <text:p>Firmware Code Version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System Control.Power Up, Down, Reset:006-001</text:p>
          </table:table-cell>
          <table:table-cell office:value-type="string" table:style-name="ce1">
            <text:p>Boot code execution from flash within 15 seconds of application of power.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System Control.Power Up, Down, Reset:006-002</text:p>
          </table:table-cell>
          <table:table-cell office:value-type="string" table:style-name="ce1">
            <text:p>DSR should power on from internal flash memory.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SR SI&amp;T.System Control.Power Up, Down, Reset:007-002</text:p>
          </table:table-cell>
          <table:table-cell office:value-type="string" table:style-name="ce1">
            <text:p>Delete one channel from the map while the DSR is in standby mode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PrivMessg:001-001</text:p>
          </table:table-cell>
          <table:table-cell office:value-type="string" table:style-name="ce1">
            <text:p>Verify that private messages are processed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1-001</text:p>
          </table:table-cell>
          <table:table-cell office:value-type="string" table:style-name="ce1">
            <text:p>Demultiplexing one video servic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1-002</text:p>
          </table:table-cell>
          <table:table-cell office:value-type="string" table:style-name="ce1">
            <text:p>Decoding one PCR stream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1-003</text:p>
          </table:table-cell>
          <table:table-cell office:value-type="string" table:style-name="ce1">
            <text:p>Reconstructing all the services which are currently selected and subscribed.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System Control.Service Selection:001-005</text:p>
          </table:table-cell>
          <table:table-cell office:value-type="string" table:style-name="ce1">
            <text:p>PMT Flush: Clear the PMT stored in memory cache.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System Control.Service Selection:001-006</text:p>
          </table:table-cell>
          <table:table-cell office:value-type="string" table:style-name="ce1">
            <text:p>Audio Language Descriptor update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System Control.Service Selection:001-007</text:p>
          </table:table-cell>
          <table:table-cell office:value-type="string" table:style-name="ce1">
            <text:p>The IRD shall support one VCT with up to 4095 virtual channel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System Control.Service Selection:001-008</text:p>
          </table:table-cell>
          <table:table-cell office:value-type="string" table:style-name="ce1">
            <text:p>Tune to any virtual channels in the VCT numbered 1-999. Example live map 4321 has channels in the range 1 to 9xx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1-009</text:p>
          </table:table-cell>
          <table:table-cell office:value-type="string" table:style-name="ce1">
            <text:p>The IRD shall use the ROM resident VCT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1-010</text:p>
          </table:table-cell>
          <table:table-cell office:value-type="string" table:style-name="ce1">
            <text:p>The IRD shall contain a ROM based default VCT 435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1-011</text:p>
          </table:table-cell>
          <table:table-cell office:value-type="string" table:style-name="ce1">
            <text:p>system time message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1-013</text:p>
          </table:table-cell>
          <table:table-cell office:value-type="string" table:style-name="ce1">
            <text:p>Satellite Information Table (SIT) tuning data stored in non-volatile memory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1-018</text:p>
          </table:table-cell>
          <table:table-cell office:value-type="string" table:style-name="ce1">
            <text:p>SIT election shall be based on lowest channel number in the map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1-020</text:p>
          </table:table-cell>
          <table:table-cell office:value-type="string" table:style-name="ce1">
            <text:p>The IRD shall select and maintain the TDT associated with the current SIT.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1-021</text:p>
          </table:table-cell>
          <table:table-cell office:value-type="string" table:style-name="ce1">
            <text:p>The IRD shall disregard messages that have duplicate table version,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1-022</text:p>
          </table:table-cell>
          <table:table-cell office:value-type="string" table:style-name="ce1">
            <text:p>The IRD shall be capable of storing 64 TDT records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1-023</text:p>
          </table:table-cell>
          <table:table-cell office:value-type="string" table:style-name="ce1">
            <text:p>The IRD shall be capable of storing up to 255 satellite CDT records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1-024</text:p>
          </table:table-cell>
          <table:table-cell office:value-type="string" table:style-name="ce1">
            <text:p>The IRD shall be capable of storing 1000 VCT records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1-025</text:p>
          </table:table-cell>
          <table:table-cell office:value-type="string" table:style-name="ce1">
            <text:p>Removal of undefined channels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System Control.Service Selection:001-026</text:p>
          </table:table-cell>
          <table:table-cell office:value-type="string" table:style-name="ce1">
            <text:p>Frequency Descriptor Functional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1-027</text:p>
          </table:table-cell>
          <table:table-cell office:value-type="string" table:style-name="ce1">
            <text:p>Virtual Channel Table is stored in non-volitile memory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1-028</text:p>
          </table:table-cell>
          <table:table-cell office:value-type="string" table:style-name="ce1">
            <text:p>Tune to Audio channel: Music and Radio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System Control.Service Selection:001-029</text:p>
          </table:table-cell>
          <table:table-cell office:value-type="string" table:style-name="ce1">
            <text:p>First audio listed in PMT should be selected if preferred audio language is NOT availabl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2-001</text:p>
          </table:table-cell>
          <table:table-cell office:value-type="string" table:style-name="ce1">
            <text:p>Change service number on existing channel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2-002</text:p>
          </table:table-cell>
          <table:table-cell office:value-type="string" table:style-name="ce1">
            <text:p>Change transponder on existing channel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2-003</text:p>
          </table:table-cell>
          <table:table-cell office:value-type="string" table:style-name="ce1">
            <text:p>Delete a channel from the map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2-004</text:p>
          </table:table-cell>
          <table:table-cell office:value-type="string" table:style-name="ce1">
            <text:p>Add a channel to the map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2-005</text:p>
          </table:table-cell>
          <table:table-cell office:value-type="string" table:style-name="ce1">
            <text:p>Channel source ID chang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2-006</text:p>
          </table:table-cell>
          <table:table-cell office:value-type="string" table:style-name="ce1">
            <text:p>CDT change in NIT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2-007</text:p>
          </table:table-cell>
          <table:table-cell office:value-type="string" table:style-name="ce1">
            <text:p>MMT change in the NIT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2-008</text:p>
          </table:table-cell>
          <table:table-cell office:value-type="string" table:style-name="ce1">
            <text:p>Adding a component PID to existing servic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2-009</text:p>
          </table:table-cell>
          <table:table-cell office:value-type="string" table:style-name="ce1">
            <text:p>Removing a component PID from an existing servic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2-010</text:p>
          </table:table-cell>
          <table:table-cell office:value-type="string" table:style-name="ce1">
            <text:p>Descriptor chang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2-011</text:p>
          </table:table-cell>
          <table:table-cell office:value-type="string" table:style-name="ce1">
            <text:p>Modify the tone setting in the map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2-012</text:p>
          </table:table-cell>
          <table:table-cell office:value-type="string" table:style-name="ce1">
            <text:p>Modify the LNB voltage setting in the NIT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Service Selection:002-013</text:p>
          </table:table-cell>
          <table:table-cell office:value-type="string" table:style-name="ce1">
            <text:p>MMT Change by Transponder Chang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System Control.Service Selection:002-014</text:p>
          </table:table-cell>
          <table:table-cell office:value-type="string" table:style-name="ce1">
            <text:p>VCT ID (Map) Load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3-001</text:p>
          </table:table-cell>
          <table:table-cell office:value-type="string" table:style-name="ce1">
            <text:p>Channel tuning time within same multiplex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3-002</text:p>
          </table:table-cell>
          <table:table-cell office:value-type="string" table:style-name="ce1">
            <text:p>Channel tuning time between different multiplexe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4-001</text:p>
          </table:table-cell>
          <table:table-cell office:value-type="string" table:style-name="ce1">
            <text:p>DSR has factory ROM map 4352. Connect DSR to live feed. Do not authorize i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4-002</text:p>
          </table:table-cell>
          <table:table-cell office:value-type="string" table:style-name="ce1">
            <text:p>Load canned xKu map X4L(4378), [SW66.22 X4C(4323 cahnged to X4L(4378) â€œ SW65.27, X4C(4323)â€ Options- 1-1-2-2 (4321 changed to 4323)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4-003</text:p>
          </table:table-cell>
          <table:table-cell office:value-type="string" table:style-name="ce1">
            <text:p>Make sure unit is tuned and has Sat lock. Trip DSR with desired map ex: 4188 live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4-004</text:p>
          </table:table-cell>
          <table:table-cell office:value-type="string" table:style-name="ce1">
            <text:p>Reboot DSR after DSR loaded authorized map ex: 4188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4-007</text:p>
          </table:table-cell>
          <table:table-cell office:value-type="string" table:style-name="ce1">
            <text:p>DSR has authorized map ex: 418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4-008</text:p>
          </table:table-cell>
          <table:table-cell office:value-type="string" table:style-name="ce1">
            <text:p>DSR6xx has authorized map Ex: 4188. Load canned xKu map [8xx X4L(4378)] [6xx X4â€œX4C(4323)â€ Options-1-1-2-2 (4321 changed to 4323)]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5-001</text:p>
          </table:table-cell>
          <table:table-cell office:value-type="string" table:style-name="ce1">
            <text:p>DSR has factory ROM map 4352. Connect DSR to live feed. Do not authorize it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5-002</text:p>
          </table:table-cell>
          <table:table-cell office:value-type="string" table:style-name="ce1">
            <text:p>Load canned Ku map [8xx, Q4L(4377)] [6xx Q4C(4322)] Options- 1-1-2-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5-003</text:p>
          </table:table-cell>
          <table:table-cell office:value-type="string" table:style-name="ce1">
            <text:p>Make sure unit is tuned and has Sat lock. Trip DSR with desired map example: 4320 live (8373 Lab)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5-004</text:p>
          </table:table-cell>
          <table:table-cell office:value-type="string" table:style-name="ce1">
            <text:p>Reboot DSR after DSR loaded authorized map ex: 4320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5-007</text:p>
          </table:table-cell>
          <table:table-cell office:value-type="string" table:style-name="ce1">
            <text:p>DSR has authorized map ex: 432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5-008</text:p>
          </table:table-cell>
          <table:table-cell office:value-type="string" table:style-name="ce1">
            <text:p>DSR has authorized map Ex: 4320. Load canned Ku map â€œQ4C 4322 (old 4320)â€ Options-1-1-2-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6-001</text:p>
          </table:table-cell>
          <table:table-cell office:value-type="string" table:style-name="ce1">
            <text:p>DSR has factory ROM map 4352. Connect DSR to CSS live feed. Do not authoriz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6-002</text:p>
          </table:table-cell>
          <table:table-cell office:value-type="string" table:style-name="ce1">
            <text:p>Load canned xKu map â€œX4C(4323)â€ Options-1-1-2-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6-003</text:p>
          </table:table-cell>
          <table:table-cell office:value-type="string" table:style-name="ce1">
            <text:p>Make sure unit is tuned and has Sat lock. Trip DSR with desired map ex: 4188 live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Service Selection:006-004</text:p>
          </table:table-cell>
          <table:table-cell office:value-type="string" table:style-name="ce1">
            <text:p>Reboot DSR after DSR loaded authorized map ex: 4188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VCO regress &amp; DVR:001-001</text:p>
          </table:table-cell>
          <table:table-cell office:value-type="string" table:style-name="ce1">
            <text:p>Start and stop verification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VCO regress &amp; DVR:001-002</text:p>
          </table:table-cell>
          <table:table-cell office:value-type="string" table:style-name="ce1">
            <text:p>Alternate tuner verification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VCO regress &amp; DVR:001-003</text:p>
          </table:table-cell>
          <table:table-cell office:value-type="string" table:style-name="ce1">
            <text:p>Verification of preamble conditionals: circl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VCO regress &amp; DVR:001-004</text:p>
          </table:table-cell>
          <table:table-cell office:value-type="string" table:style-name="ce1">
            <text:p>Verification of preamble conditionals: regional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VCO regress &amp; DVR:001-005</text:p>
          </table:table-cell>
          <table:table-cell office:value-type="string" table:style-name="ce1">
            <text:p>Verification of preamble conditionals: tier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VCO regress &amp; DVR:001-006</text:p>
          </table:table-cell>
          <table:table-cell office:value-type="string" table:style-name="ce1">
            <text:p>Verification of preamble conditionals: unconditional based on VCT ID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VCO regress &amp; DVR:001-007</text:p>
          </table:table-cell>
          <table:table-cell office:value-type="string" table:style-name="ce1">
            <text:p>Verification of preamble conditionals: black out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VCO regress &amp; DVR:001-008</text:p>
          </table:table-cell>
          <table:table-cell office:value-type="string" table:style-name="ce1">
            <text:p>Preamble verification and back to back VCO use cas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VCO regress &amp; DVR:001-009</text:p>
          </table:table-cell>
          <table:table-cell office:value-type="string" table:style-name="ce1">
            <text:p>Activation in the past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VCO regress &amp; DVR:001-010</text:p>
          </table:table-cell>
          <table:table-cell office:value-type="string" table:style-name="ce1">
            <text:p>Immediate activation and conflicting overrides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VCO regress &amp; DVR:001-012</text:p>
          </table:table-cell>
          <table:table-cell office:value-type="string" table:style-name="ce1">
            <text:p>VCOs not saved on AC cycl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VCO regress &amp; DVR:001-013</text:p>
          </table:table-cell>
          <table:table-cell office:value-type="string" table:style-name="ce1">
            <text:p>VCO Channel change use case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VCO regress &amp; DVR:001-014</text:p>
          </table:table-cell>
          <table:table-cell office:value-type="string" table:style-name="ce1">
            <text:p>Trick play within VCO LOD use cas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VCO regress &amp; DVR:001-015</text:p>
          </table:table-cell>
          <table:table-cell office:value-type="string" table:style-name="ce1">
            <text:p>Trick play across VCO show end boundary use cas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VCO regress &amp; DVR:001-016</text:p>
          </table:table-cell>
          <table:table-cell office:value-type="string" table:style-name="ce1">
            <text:p>Delayed video on VCO start and saved LOD recordings use cas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VCO regress &amp; DVR:001-017</text:p>
          </table:table-cell>
          <table:table-cell office:value-type="string" table:style-name="ce1">
            <text:p>Delayed video on VCO end use cas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VCO regress &amp; DVR:001-018</text:p>
          </table:table-cell>
          <table:table-cell office:value-type="string" table:style-name="ce1">
            <text:p>Immediate VCO and LOD use cas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VCO regress &amp; DVR:001-019</text:p>
          </table:table-cell>
          <table:table-cell office:value-type="string" table:style-name="ce1">
            <text:p>Delayed video and immediate VCO use cas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VCO regress &amp; DVR:001-022</text:p>
          </table:table-cell>
          <table:table-cell office:value-type="string" table:style-name="ce1">
            <text:p>Simple background record use cas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VCO regress &amp; DVR:001-023</text:p>
          </table:table-cell>
          <table:table-cell office:value-type="string" table:style-name="ce1">
            <text:p>Back to back recording with a normal program use cas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VCO regress &amp; DVR:001-024</text:p>
          </table:table-cell>
          <table:table-cell office:value-type="string" table:style-name="ce1">
            <text:p>Back to back VCO recordings use cas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VCO regress &amp; DVR:001-025</text:p>
          </table:table-cell>
          <table:table-cell office:value-type="string" table:style-name="ce1">
            <text:p>Immediate VCO on background recording use cas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VCO regress &amp; DVR:001-026</text:p>
          </table:table-cell>
          <table:table-cell office:value-type="string" table:style-name="ce1">
            <text:p>Watch and record: single VCO use cas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System Control.VCO regress &amp; DVR:001-027</text:p>
          </table:table-cell>
          <table:table-cell office:value-type="string" table:style-name="ce1">
            <text:p>Watch and record: dual VCOs use cas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VCO regress &amp; DVR:001-028</text:p>
          </table:table-cell>
          <table:table-cell office:value-type="string" table:style-name="ce1">
            <text:p>Dual VCO recordings use cas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VCO regress &amp; DVR:002-001</text:p>
          </table:table-cell>
          <table:table-cell office:value-type="string" table:style-name="ce1">
            <text:p>Reserved10 transmission medium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VCOs w Freq Descr:001-001</text:p>
          </table:table-cell>
          <table:table-cell office:value-type="string" table:style-name="ce1">
            <text:p>VCO: Source channel uses FD, <text:s/>destination channel does NOT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VCOs w Freq Descr:001-002</text:p>
          </table:table-cell>
          <table:table-cell office:value-type="string" table:style-name="ce1">
            <text:p>VCO: Source channel does NOT use FD, Destination does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System Control.VCOs w Freq Descr:001-003</text:p>
          </table:table-cell>
          <table:table-cell office:value-type="string" table:style-name="ce1">
            <text:p>VCO: Source channel uses FD, Destination channel uses FD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Text Messaging.EPMs:001-002</text:p>
          </table:table-cell>
          <table:table-cell office:value-type="string" table:style-name="ce1">
            <text:p>Text messages language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Text Messaging.EPMs:001-003</text:p>
          </table:table-cell>
          <table:table-cell office:value-type="string" table:style-name="ce1">
            <text:p>Character set "ISO Latin 1"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Text Messaging.EPMs:001-004</text:p>
          </table:table-cell>
          <table:table-cell office:value-type="string" table:style-name="ce1">
            <text:p>Unit addressed EPM Processing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SR SI&amp;T.Text Messaging.EPMs:001-005</text:p>
          </table:table-cell>
          <table:table-cell office:value-type="string" table:style-name="ce1">
            <text:p>Multicast and Broadcast EPM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ext Messaging.EPMs:001-006</text:p>
          </table:table-cell>
          <table:table-cell office:value-type="string" table:style-name="ce1">
            <text:p>Immediate display duration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ext Messaging.EPMs:001-007</text:p>
          </table:table-cell>
          <table:table-cell office:value-type="string" table:style-name="ce1">
            <text:p>EPM vs Normal Viewing Precedence rules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SR SI&amp;T.Text Messaging.EPMs:001-008</text:p>
          </table:table-cell>
          <table:table-cell office:value-type="string" table:style-name="ce1">
            <text:p>Immediate EPM Precedence rule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ext Messaging.EPMs:001-009</text:p>
          </table:table-cell>
          <table:table-cell office:value-type="string" table:style-name="ce1">
            <text:p>Non immediate display EPMs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SR SI&amp;T.Text Messaging.EPMs:001-011</text:p>
          </table:table-cell>
          <table:table-cell office:value-type="string" table:style-name="ce1">
            <text:p>Expired EPMs redisplayed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SR SI&amp;T.Text Messaging.EPMs:001-014</text:p>
          </table:table-cell>
          <table:table-cell office:value-type="string" table:style-name="ce1">
            <text:p>EPMs in stand-by mod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ext Messaging.EPMs:001-016</text:p>
          </table:table-cell>
          <table:table-cell office:value-type="string" table:style-name="ce1">
            <text:p>IRD Cancel (aka IRD DELETE)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ext Messaging.TAMs:001-002</text:p>
          </table:table-cell>
          <table:table-cell office:value-type="string" table:style-name="ce1">
            <text:p>TAM retention after power cycle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Text Messaging.TAMs:001-003</text:p>
          </table:table-cell>
          <table:table-cell office:value-type="string" table:style-name="ce1">
            <text:p>IRD TAM Condition Match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ext Messaging.TAMs:001-004</text:p>
          </table:table-cell>
          <table:table-cell office:value-type="string" table:style-name="ce1">
            <text:p>IRD TAM Condition Non Match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ext Messaging.TAMs:001-005</text:p>
          </table:table-cell>
          <table:table-cell office:value-type="string" table:style-name="ce1">
            <text:p>Included Tier TAM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ext Messaging.TAMs:001-006</text:p>
          </table:table-cell>
          <table:table-cell office:value-type="string" table:style-name="ce1">
            <text:p>Postal TAM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ext Messaging.TAMs:001-008</text:p>
          </table:table-cell>
          <table:table-cell office:value-type="string" table:style-name="ce1">
            <text:p>Include Regional TAMs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Text Messaging.TAMs:001-009</text:p>
          </table:table-cell>
          <table:table-cell office:value-type="string" table:style-name="ce1">
            <text:p>Exclude Regional TAMs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Text Messaging.TAMs:001-010</text:p>
          </table:table-cell>
          <table:table-cell office:value-type="string" table:style-name="ce1">
            <text:p>Exclude Tier TAMs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Text Messaging.TAMs:001-011</text:p>
          </table:table-cell>
          <table:table-cell office:value-type="string" table:style-name="ce1">
            <text:p>Exclude Tier TAMs dismissal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Text Messaging.TAMs:001-012</text:p>
          </table:table-cell>
          <table:table-cell office:value-type="string" table:style-name="ce1">
            <text:p>Exclude Postal TAM dimissal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ext Messaging.TAMs:001-014</text:p>
          </table:table-cell>
          <table:table-cell office:value-type="string" table:style-name="ce1">
            <text:p>TAMs vs menu precedence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Text Messaging.TAMs:001-015</text:p>
          </table:table-cell>
          <table:table-cell office:value-type="string" table:style-name="ce1">
            <text:p>TAM channel change dismissal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ext Messaging.TAMs:001-016</text:p>
          </table:table-cell>
          <table:table-cell office:value-type="string" table:style-name="ce1">
            <text:p>Circular Black Out TAMs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Tuning.Acquisition:001-001</text:p>
          </table:table-cell>
          <table:table-cell office:value-type="string" table:style-name="ce1">
            <text:p>Modulation mode selectable..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Tuning.Acquisition:001-006</text:p>
          </table:table-cell>
          <table:table-cell office:value-type="string" table:style-name="ce1">
            <text:p>Manual Tune menu - User Selectable Options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Tuning.Acquisition:001-007</text:p>
          </table:table-cell>
          <table:table-cell office:value-type="string" table:style-name="ce1">
            <text:p>Manual tuning indication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Tuning.Acquisition:001-009</text:p>
          </table:table-cell>
          <table:table-cell office:value-type="string" table:style-name="ce1">
            <text:p>Demod &amp; FEC lock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SR SI&amp;T.Tuning.Acquisition:001-010</text:p>
          </table:table-cell>
          <table:table-cell office:value-type="string" table:style-name="ce1">
            <text:p>Tuner offset frequency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Tuning.Acquisition:001-012</text:p>
          </table:table-cell>
          <table:table-cell office:value-type="string" table:style-name="ce1">
            <text:p>User Interface -: Manual Tune menu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SR SI&amp;T.Tuning.Acquisition:001-013</text:p>
          </table:table-cell>
          <table:table-cell office:value-type="string" table:style-name="ce1">
            <text:p>Ability to retain the last value of the tuner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Acquisition:002-001</text:p>
          </table:table-cell>
          <table:table-cell office:value-type="string" table:style-name="ce1">
            <text:p>QPSK frequency tuning rang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Acquisition:002-002</text:p>
          </table:table-cell>
          <table:table-cell office:value-type="string" table:style-name="ce1">
            <text:p>Acquired QPSK carriers signall with Frequency offset +/-3.5 MHz from it nominal value.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Tuning.Acquisition:002-003</text:p>
          </table:table-cell>
          <table:table-cell office:value-type="string" table:style-name="ce1">
            <text:p>Installation Scree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Tuning.Acquisition:002-004</text:p>
          </table:table-cell>
          <table:table-cell office:value-type="string" table:style-name="ce1">
            <text:p>QPSK Signal Strength indicatio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Tuning.Acquisition:002-005</text:p>
          </table:table-cell>
          <table:table-cell office:value-type="string" table:style-name="ce1">
            <text:p>QPSK Received Eb/No (dB)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Acquisition:002-026</text:p>
          </table:table-cell>
          <table:table-cell office:value-type="string" table:style-name="ce1">
            <text:p>Manual tune to QPSK, 19.51 Msps, 3/4, Combine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Tuning.Acquisition:002-027</text:p>
          </table:table-cell>
          <table:table-cell office:value-type="string" table:style-name="ce1">
            <text:p>Auto tune to QPSK, 19.51 Msps, 3/4, Combine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Tuning.Acquisition:003-001</text:p>
          </table:table-cell>
          <table:table-cell office:value-type="string" table:style-name="ce1">
            <text:p>Acquired any 8PSK signal in the L-Band input frequency range of 950-2150 MHz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Acquisition:003-005</text:p>
          </table:table-cell>
          <table:table-cell office:value-type="string" table:style-name="ce1">
            <text:p>8PSK signal acquisitio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Tuning.Acquisition:003-006</text:p>
          </table:table-cell>
          <table:table-cell office:value-type="string" table:style-name="ce1">
            <text:p>8-PSK Received Eb/No (dB)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Acquisition:003-013</text:p>
          </table:table-cell>
          <table:table-cell office:value-type="string" table:style-name="ce1">
            <text:p>Manual tune to 8PSK Rate Symbol Rate 20.50 Code Rate 1.9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Acquisition:003-014</text:p>
          </table:table-cell>
          <table:table-cell office:value-type="string" table:style-name="ce1">
            <text:p>Auto tune to 8PSK Rate Symbol Rate 20.50 Code Rate 1.9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Acquisition:003-023</text:p>
          </table:table-cell>
          <table:table-cell office:value-type="string" table:style-name="ce1">
            <text:p>Manual tune to 8PSK Rate Symbol Rate 21.00 Code Rate 2.1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Acquisition:003-024</text:p>
          </table:table-cell>
          <table:table-cell office:value-type="string" table:style-name="ce1">
            <text:p>Auto tune to 8PSK Rate Symbol Rate 21.00 Code Rate 2.1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Acquisition:003-032</text:p>
          </table:table-cell>
          <table:table-cell office:value-type="string" table:style-name="ce1">
            <text:p>Auto tune to 8PSK - 22.00 Msps - 2/3 - 1.92 Bp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Acquisition:003-034</text:p>
          </table:table-cell>
          <table:table-cell office:value-type="string" table:style-name="ce1">
            <text:p>Auto tune to 8PSK - 22.00 Mbps - 3/4 - 2.05 bp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Acquisition:003-036</text:p>
          </table:table-cell>
          <table:table-cell office:value-type="string" table:style-name="ce1">
            <text:p>Auto tune to 8PSK - 22 Mps - 3/4 - 2.11 bp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Acquisition:003-037</text:p>
          </table:table-cell>
          <table:table-cell office:value-type="string" table:style-name="ce1">
            <text:p>Auto tune to 8PSK - 22 Mps - 5/6 - 2.30 bp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Acquisition:003-038</text:p>
          </table:table-cell>
          <table:table-cell office:value-type="string" table:style-name="ce1">
            <text:p>Auto tune to 8PSK - 22 Mps - 8/9 - 2.40 bp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Tuning.Channel Stacking Switch CSS:001-001</text:p>
          </table:table-cell>
          <table:table-cell office:value-type="string" table:style-name="ce1">
            <text:p>Standard ODU Install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Tuning.Channel Stacking Switch CSS:001-002</text:p>
          </table:table-cell>
          <table:table-cell office:value-type="string" table:style-name="ce1">
            <text:p>CSS Auto Install receiver (DSR630, DSR830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Tuning.Channel Stacking Switch CSS:001-005</text:p>
          </table:table-cell>
          <table:table-cell office:value-type="string" table:style-name="ce1">
            <text:p>Simultaneously AC power-ON in Auto Mode (all DSR6xx or DSR8xx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Tuning.Channel Stacking Switch CSS:001-006</text:p>
          </table:table-cell>
          <table:table-cell office:value-type="string" table:style-name="ce1">
            <text:p>CSS Signal Los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Tuning.Channel Stacking Switch CSS:001-007</text:p>
          </table:table-cell>
          <table:table-cell office:value-type="string" table:style-name="ce1">
            <text:p>Simultaneously Tune all DSRs to Same Channel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1-008</text:p>
          </table:table-cell>
          <table:table-cell office:value-type="string" table:style-name="ce1">
            <text:p>Simultaneously tune 4 tuners (DSR6xx units or DSR8xx) to a different satellite and polarity on each channel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1-009</text:p>
          </table:table-cell>
          <table:table-cell office:value-type="string" table:style-name="ce1">
            <text:p>Tune DSR6xx or DSR8xx to highest frequency channels regardless of satellite or polarity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1-010</text:p>
          </table:table-cell>
          <table:table-cell office:value-type="string" table:style-name="ce1">
            <text:p>AUTO Install â€“ Remove DSR/Tuner RF Connection from CSS distribution.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Tuning.Channel Stacking Switch CSS:001-011</text:p>
          </table:table-cell>
          <table:table-cell office:value-type="string" table:style-name="ce1">
            <text:p>Factory reset DSR6xx / DSR8xx - Erase CSS Configuration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1-012</text:p>
          </table:table-cell>
          <table:table-cell office:value-type="string" table:style-name="ce1">
            <text:p>AUTO Install â€“ Manual Add 1 Tuner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1-013</text:p>
          </table:table-cell>
          <table:table-cell office:value-type="string" table:style-name="ce1">
            <text:p>AUTO Install - Lowest Available CSS Slot Claimed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1-014</text:p>
          </table:table-cell>
          <table:table-cell office:value-type="string" table:style-name="ce1">
            <text:p>Auto Install â€“ CSS Faile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Tuning.Channel Stacking Switch CSS:001-015</text:p>
          </table:table-cell>
          <table:table-cell office:value-type="string" table:style-name="ce1">
            <text:p>CSS Manual Install (DSR8xx or DSR6xx)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SR SI&amp;T.Tuning.Channel Stacking Switch CSS:001-016</text:p>
          </table:table-cell>
          <table:table-cell office:value-type="string" table:style-name="ce1">
            <text:p>Factory Reset <text:s/>DSR6xx/DSR8xx - Save CSS Configuration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1-017</text:p>
          </table:table-cell>
          <table:table-cell office:value-type="string" table:style-name="ce1">
            <text:p>Slot Number Restored after AC Power Cycle - Manual Mode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1-018</text:p>
          </table:table-cell>
          <table:table-cell office:value-type="string" table:style-name="ce1">
            <text:p>Slot Number Restored after Front Panel Reset - Manual Mode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1-019</text:p>
          </table:table-cell>
          <table:table-cell office:value-type="string" table:style-name="ce1">
            <text:p>Manual Install DSR600 and DSR630 â€“ Same Slot Claimed, Or DSR830 and DSR800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1-020</text:p>
          </table:table-cell>
          <table:table-cell office:value-type="string" table:style-name="ce1">
            <text:p>CSS Auto Install 6 tuners DSR6xx or DSR8xx on CSS Switch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1-021</text:p>
          </table:table-cell>
          <table:table-cell office:value-type="string" table:style-name="ce1">
            <text:p>CSS Reclaim UB Slot - Front Panel Reset (CSS Auto Mode)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1-022</text:p>
          </table:table-cell>
          <table:table-cell office:value-type="string" table:style-name="ce1">
            <text:p>Manual Install fail after FPR if slot claimed by another DSR6xx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1-023</text:p>
          </table:table-cell>
          <table:table-cell office:value-type="string" table:style-name="ce1">
            <text:p>Manual Install fail after AC power ON if slot claimed by another DSR6xx or DSR8xx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1-024</text:p>
          </table:table-cell>
          <table:table-cell office:value-type="string" table:style-name="ce1">
            <text:p>Manual Install User entered slot number (UB and Frequency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2-001</text:p>
          </table:table-cell>
          <table:table-cell office:value-type="string" table:style-name="ce1">
            <text:p>Tune UUT (DSR6xx, DSR8xx) to a VC with TSID match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2-002</text:p>
          </table:table-cell>
          <table:table-cell office:value-type="string" table:style-name="ce1">
            <text:p>Tune UUT (DSR6xx, DSR8xx) to VC with TSID does not match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2-003</text:p>
          </table:table-cell>
          <table:table-cell office:value-type="string" table:style-name="ce1">
            <text:p>Tune (DSR6xx, DSR8xx) to VC without TSI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Tuning.Channel Stacking Switch CSS:002-004</text:p>
          </table:table-cell>
          <table:table-cell office:value-type="string" table:style-name="ce1">
            <text:p>DSR6xx/DSR8xx Code download using CSS system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Tuning.Channel Stacking Switch CSS:003-001</text:p>
          </table:table-cell>
          <table:table-cell office:value-type="string" table:style-name="ce1">
            <text:p>Install Type - STANDARD ODU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Tuning.Channel Stacking Switch CSS:003-002</text:p>
          </table:table-cell>
          <table:table-cell office:value-type="string" table:style-name="ce1">
            <text:p>Install Type - CSS Au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Tuning.Channel Stacking Switch CSS:003-003</text:p>
          </table:table-cell>
          <table:table-cell office:value-type="string" table:style-name="ce1">
            <text:p>Initiate CSS Auto installation process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3-004</text:p>
          </table:table-cell>
          <table:table-cell office:value-type="string" table:style-name="ce1">
            <text:p>Slot number displayed for each tuner (UB: User Band)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3-006</text:p>
          </table:table-cell>
          <table:table-cell office:value-type="string" table:style-name="ce1">
            <text:p>Install Type - CSS Manual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3-007</text:p>
          </table:table-cell>
          <table:table-cell office:value-type="string" table:style-name="ce1">
            <text:p>Tuner # and Slot # sequencial assignment in CSS Manual install type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3-010</text:p>
          </table:table-cell>
          <table:table-cell office:value-type="string" table:style-name="ce1">
            <text:p>Save CSS settings through a factory reset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SR SI&amp;T.Tuning.Channel Stacking Switch CSS:003-011</text:p>
          </table:table-cell>
          <table:table-cell office:value-type="string" table:style-name="ce1">
            <text:p>Erase CSS settings through a factory rese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SR SI&amp;T.USB FLASH:001-001</text:p>
          </table:table-cell>
          <table:table-cell office:value-type="string" table:style-name="ce1">
            <text:p>USB code FLASH</text:p>
          </table:table-cell>
          <table:table-cell table:number-columns-repeated="16381"/>
        </table:table-row>
        <table:table-row table:number-rows-repeated="10481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title/>
    <meta:initial-creator>Conover, Robert</meta:initial-creator>
    <dc:creator>Conover, Robert</dc:creator>
    <meta:creation-date>2021-01-23T00:07:01Z</meta:creation-date>
    <dc:date>2021-01-23T00:09:32Z</dc:date>
  </office:meta>
</office:document-meta>
</file>